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de64"/>
    </style:style>
    <style:style style:name="P2" style:family="paragraph" style:parent-style-name="Standard">
      <style:text-properties officeooo:rsid="0019de64" officeooo:paragraph-rsid="0019de64"/>
    </style:style>
    <style:style style:name="P3" style:family="paragraph" style:parent-style-name="Standard">
      <style:text-properties officeooo:paragraph-rsid="001c76cd"/>
    </style:style>
    <style:style style:name="P4" style:family="paragraph" style:parent-style-name="Standard">
      <style:text-properties officeooo:paragraph-rsid="001e10f3"/>
    </style:style>
    <style:style style:name="T1" style:family="text">
      <style:text-properties officeooo:rsid="0019de64"/>
    </style:style>
    <style:style style:name="T2" style:family="text">
      <style:text-properties officeooo:rsid="001c76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into DocumentTypes(Type) values </text:p>
      <text:p text:style-name="P1">("Cedula Ciudadania"<text:span text:style-name="T1">),</text:span></text:p>
      <text:p text:style-name="P2">("Pasaporte"),</text:p>
      <text:p text:style-name="P2">("Tarjeta Identidad"),</text:p>
      <text:p text:style-name="P2">("C. Extranjería"),</text:p>
      <text:p text:style-name="P2">("Visa");</text:p>
      <text:p text:style-name="P2"/>
      <text:p text:style-name="P2">insert into Specialities (Name) values </text:p>
      <text:p text:style-name="P2">("Ginecology"), </text:p>
      <text:p text:style-name="P2">("Nefrology"), </text:p>
      <text:p text:style-name="P2">("Bacteriology");</text:p>
      <text:p text:style-name="P2"/>
      <text:p text:style-name="P2">insert into AppointmentStatuses (Status) values </text:p>
      <text:p text:style-name="P2">("Pending"), </text:p>
      <text:p text:style-name="P2">("Active"), </text:p>
      <text:p text:style-name="P2">("Confirmed");</text:p>
      <text:p text:style-name="P2"/>
      <text:p text:style-name="P2"/>
      <text:p text:style-name="P1">insert into Doctors (SpecialityId, Name, Document, DocumentTypeId, Phone, Email) values (1,"Carlos Santacruz","1085348577",1,"3004546354","carlos@doc.com"), </text:p>
      <text:p text:style-name="P1">(2,"Camila Vallejo", "416541141",2,"3004168777","camila@doc.com"), </text:p>
      <text:p text:style-name="P1">(3,"Edison Rave", "87811141",3,"3034232777","<text:a xlink:type="simple" xlink:href="mailto:edi@doc.com" text:style-name="Internet_20_link" text:visited-style-name="Visited_20_Internet_20_Link">edi@doc.com</text:a>");</text:p>
      <text:p text:style-name="P1"/>
      <text:p text:style-name="P1">insert into Patients (Age,Name,Document,DocumentTypeId,Phone,Email) values </text:p>
      <text:p text:style-name="P1">(23, "Diego Vallejo", "1085487444", 1, "3157877144", "<text:a xlink:type="simple" xlink:href="mailto:diego@paciente.com" text:style-name="Internet_20_link" text:visited-style-name="Visited_20_Internet_20_Link">diego@paciente.com</text:a>"),</text:p>
      <text:p text:style-name="P1"><text:span text:style-name="T1">(</text:span>80, "Francisca Dolmi", "1088844112", 1, "3164547477", "<text:a xlink:type="simple" xlink:href="mailto:francisca@paciente.com" text:style-name="Internet_20_link" text:visited-style-name="Visited_20_Internet_20_Link">francisca@paciente.com</text:a>"),</text:p>
      <text:p text:style-name="P1">(54, "Pachita Klaus", "1087874547", 2, "3164548989", "<text:a xlink:type="simple" xlink:href="mailto:pacha@paciente.com" text:style-name="Internet_20_link" text:visited-style-name="Visited_20_Internet_20_Link">pacha@paciente.com</text:a>"),</text:p>
      <text:p text:style-name="P1">(30, "Silvana Stauff", "89898989", 3, "31645478744", "<text:a xlink:type="simple" xlink:href="mailto:silvana@paciente.com" text:style-name="Internet_20_link" text:visited-style-name="Visited_20_Internet_20_Link">silvana@paciente.com</text:a>"),</text:p>
      <text:p text:style-name="P3">(<text:span text:style-name="T2">25</text:span>, "<text:span text:style-name="T2">Andres David</text:span>", "<text:span text:style-name="T2">1085441000</text:span>", <text:span text:style-name="T2">1</text:span>, "<text:span text:style-name="T2">3001112233</text:span>", "<text:span text:style-name="T2">andres.david@riwi.io</text:span>");</text:p>
      <text:p text:style-name="P1"/>
      <text:p text:style-name="P1">insert into EmailStatuses (Status) values</text:p>
      <text:p text:style-name="P1">("Enviado"), </text:p>
      <text:p text:style-name="P1">("Fallido"), </text:p>
      <text:p text:style-name="P1">("Pendiente");</text:p>
      <text:p text:style-name="P1"/>
      <text:p text:style-name="P1">insert into Appointments (ConsultingRoom, AppointmentCode, DoctorId, PatientId, Date, StatusId, Notes) values</text:p>
      <text:p text:style-name="P1">("101", "1021", 1,1,'2025-10-18',3,"Ninguna"),</text:p>
      <text:p text:style-name="P1">("203", "1022", 1,2,'2026-12-23',3,"Ninguna"),</text:p>
      <text:p text:style-name="P1">("505", "1025", 2,3,'2025-11-11',2,"Ninguna"),</text:p>
      <text:p text:style-name="P1">("102", "1029", 3,3,'2025-11-10',1,"Ninguna"),</text:p>
      <text:p text:style-name="P4">("10<text:span text:style-name="T2">5</text:span>", "10<text:span text:style-name="T2">30</text:span>", 3,3,'2025-1<text:span text:style-name="T2">0-25'</text:span>,1,"<text:span text:style-name="T2">No</text:span>"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00:06:38.752403668</meta:creation-date>
    <dc:date>2025-10-19T14:03:24.961960975</dc:date>
    <meta:editing-duration>PT4M37S</meta:editing-duration>
    <meta:editing-cycles>3</meta:editing-cycles>
    <meta:generator>LibreOffice/25.2.6.2$Linux_X86_64 LibreOffice_project/40d1a0e1d5bdf1afaeae24d9ece32bbb00fa66a4</meta:generator>
    <meta:document-statistic meta:table-count="0" meta:image-count="0" meta:object-count="0" meta:page-count="1" meta:paragraph-count="33" meta:word-count="120" meta:character-count="1456" meta:non-whitespace-character-count="1357"/>
  </office:meta>
</office:document-meta>
</file>